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0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1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2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3" style:family="paragraph" style:parent-style-name="Standard" style:list-style-name="WWNum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4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5" style:family="paragraph" style:parent-style-name="Standard" style:list-style-name="WWNum9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26" style:family="paragraph" style:parent-style-name="Standard" style:list-style-name="WWNum5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27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28" style:family="paragraph" style:parent-style-name="Standard" style:list-style-name="WWNum2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29" style:family="paragraph" style:parent-style-name="Standard" style:list-style-name="WWNum5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30" style:family="paragraph" style:parent-style-name="Standard" style:list-style-name="WWNum3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31" style:family="paragraph" style:parent-style-name="Standard" style:list-style-name="WWNum2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32" style:family="paragraph" style:parent-style-name="Heading_20_1" style:master-page-name="Standard">
      <style:paragraph-properties fo:margin-top="0.3335in" fo:margin-bottom="0.0835in" loext:contextual-spacing="false" fo:line-height="100%" fo:keep-together="auto" style:page-number="1" fo:keep-with-next="auto"/>
    </style:style>
    <style:style style:name="P33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34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T1" style:family="text">
      <style:text-properties fo:font-size="23pt" fo:font-weight="bold" style:font-size-asian="23pt" style:font-weight-asian="bold" style:font-size-complex="23pt"/>
    </style:style>
    <style:style style:name="T2" style:family="text">
      <style:text-properties fo:color="#000000" fo:font-size="13pt" fo:font-weight="bold" style:font-size-asian="13pt" style:font-weight-asian="bold" style:font-size-complex="13pt"/>
    </style:style>
    <style:style style:name="T3" style:family="text">
      <style:text-properties fo:font-size="17pt" fo:font-weight="bold" style:font-size-asian="17pt" style:font-weight-asian="bold" style:font-size-complex="17pt"/>
    </style:style>
    <style:style style:name="T4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bookmark text:name="_t0aqsm65rvt1"/><text:span text:style-name="T1">Academia de Idiomas GlobalTalk</text:span></text:p>
      <text:p text:style-name="P33"><text:bookmark text:name="_qe69mp39pelc"/><text:span text:style-name="T2">1. PÁGINA DE INICIO</text:span></text:p>
      <text:p text:style-name="P34"><text:bookmark text:name="_5k2673q5u2as"/><text:span text:style-name="T3">Titular Principal</text:span></text:p>
      <text:p text:style-name="P1">"Aprende idiomas de forma natural y efectiva"</text:p>
      <text:p text:style-name="P34"><text:bookmark text:name="_3u77blkzjnh7"/><text:span text:style-name="T3">Subtítulo</text:span></text:p>
      <text:p text:style-name="P1">"Clases presenciales y online con profesores nativos certificados"</text:p>
      <text:p text:style-name="P34"><text:bookmark text:name="_5aahv89hzm1k"/><text:span text:style-name="T3">Sección Destacados</text:span></text:p>
      <text:list xml:id="list2158272867" text:style-name="WWNum9">
        <text:list-item>
          <text:p text:style-name="P2"><text:span text:style-name="T4">Nuestros Cursos</text:span></text:p>
          <text:list>
            <text:list-item>
              <text:p text:style-name="P25">Inglés todos los niveles</text:p>
            </text:list-item>
            <text:list-item>
              <text:p text:style-name="P25">Alemán para principiantes y avanzados</text:p>
            </text:list-item>
            <text:list-item>
              <text:p text:style-name="P25">Francés conversacional</text:p>
            </text:list-item>
            <text:list-item>
              <text:p text:style-name="P25">Español para extranjeros</text:p>
            </text:list-item>
          </text:list>
        </text:list-item>
        <text:list-item>
          <text:p text:style-name="P11"><text:span text:style-name="T4">¿Por qué elegirnos?</text:span></text:p>
          <text:list>
            <text:list-item>
              <text:p text:style-name="P25">Profesores nativos certificados</text:p>
            </text:list-item>
            <text:list-item>
              <text:p text:style-name="P25">Grupos reducidos (máximo 8 alumnos)</text:p>
            </text:list-item>
            <text:list-item>
              <text:p text:style-name="P25">Metodología comunicativa</text:p>
            </text:list-item>
            <text:list-item>
              <text:p text:style-name="P25">Horarios flexibles</text:p>
            </text:list-item>
            <text:list-item>
              <text:p text:style-name="P25">Clases online y presenciales</text:p>
            </text:list-item>
          </text:list>
        </text:list-item>
        <text:list-item>
          <text:p text:style-name="P19"><text:span text:style-name="T4">Llamada a la acción</text:span> "¡Reserva tu clase de prueba gratuita!" [Botón: PRUEBA GRATIS]</text:p>
        </text:list-item>
      </text:list>
      <text:p text:style-name="P33"><text:bookmark text:name="_jrvlk5pwxxxd"/><text:span text:style-name="T2">2. PÁGINA DE SERVICIOS</text:span></text:p>
      <text:p text:style-name="P34"><text:bookmark text:name="_4gwh651o7jd"/><text:span text:style-name="T3">Sección de Cursos</text:span></text:p>
      <text:list xml:id="list1912811034" text:style-name="WWNum5">
        <text:list-item>
          <text:p text:style-name="P3"><text:span text:style-name="T4">Cursos de Inglés</text:span></text:p>
          <text:list>
            <text:list-item>
              <text:p text:style-name="P26">Niveles: A1 a C2</text:p>
            </text:list-item>
            <text:list-item>
              <text:p text:style-name="P26">Grupos reducidos: 300€/trimestre</text:p>
            </text:list-item>
            <text:list-item>
              <text:p text:style-name="P26">Clases particulares: 35€/hora</text:p>
            </text:list-item>
            <text:list-item>
              <text:p text:style-name="P26"><text:soft-page-break/>Preparación exámenes oficiales</text:p>
            </text:list-item>
          </text:list>
        </text:list-item>
        <text:list-item>
          <text:p text:style-name="P12"><text:span text:style-name="T4">Cursos de Alemán</text:span></text:p>
          <text:list>
            <text:list-item>
              <text:p text:style-name="P26">Niveles: A1 a C1</text:p>
            </text:list-item>
            <text:list-item>
              <text:p text:style-name="P26">Grupos reducidos: 320€/trimestre</text:p>
            </text:list-item>
            <text:list-item>
              <text:p text:style-name="P26">Clases particulares: 38€/hora</text:p>
            </text:list-item>
          </text:list>
        </text:list-item>
        <text:list-item>
          <text:p text:style-name="P12"><text:span text:style-name="T4">Cursos de Francés</text:span></text:p>
          <text:list>
            <text:list-item>
              <text:p text:style-name="P26">Niveles: A1 a C1</text:p>
            </text:list-item>
            <text:list-item>
              <text:p text:style-name="P26">Grupos reducidos: 300€/trimestre</text:p>
            </text:list-item>
            <text:list-item>
              <text:p text:style-name="P26">Clases particulares: 35€/hora</text:p>
            </text:list-item>
          </text:list>
        </text:list-item>
        <text:list-item>
          <text:p text:style-name="P12"><text:span text:style-name="T4">Español para Extranjeros</text:span></text:p>
          <text:list>
            <text:list-item>
              <text:p text:style-name="P26">Todos los niveles</text:p>
            </text:list-item>
            <text:list-item>
              <text:p text:style-name="P26">Grupos reducidos: 280€/trimestre</text:p>
            </text:list-item>
            <text:list-item>
              <text:p text:style-name="P29">Clases particulares: 32€/hora</text:p>
            </text:list-item>
          </text:list>
        </text:list-item>
      </text:list>
      <text:p text:style-name="P34"><text:bookmark text:name="_c3tc9jlhreha"/><text:span text:style-name="T3">Modalidades</text:span></text:p>
      <text:list xml:id="list2692970766" text:style-name="WWNum3">
        <text:list-item>
          <text:p text:style-name="P4"><text:span text:style-name="T4">Presencial</text:span></text:p>
          <text:list>
            <text:list-item>
              <text:p text:style-name="P27">Grupos reducidos (4-8 alumnos)</text:p>
            </text:list-item>
            <text:list-item>
              <text:p text:style-name="P27">Aulas equipadas con tecnología multimedia</text:p>
            </text:list-item>
            <text:list-item>
              <text:p text:style-name="P27">Ubicación céntrica</text:p>
            </text:list-item>
          </text:list>
        </text:list-item>
        <text:list-item>
          <text:p text:style-name="P13"><text:span text:style-name="T4">Online</text:span></text:p>
          <text:list>
            <text:list-item>
              <text:p text:style-name="P27">Plataforma virtual interactiva</text:p>
            </text:list-item>
            <text:list-item>
              <text:p text:style-name="P27">Material digital incluido</text:p>
            </text:list-item>
            <text:list-item>
              <text:p text:style-name="P30">Flexibilidad horaria total</text:p>
            </text:list-item>
          </text:list>
        </text:list-item>
      </text:list>
      <text:p text:style-name="P33"><text:bookmark text:name="_uqvb9wykom5b"/><text:span text:style-name="T2">3. PÁGINA SOBRE NOSOTROS</text:span></text:p>
      <text:p text:style-name="P34"><text:bookmark text:name="_ddj0uyyuagv0"/><text:span text:style-name="T3">Historia</text:span></text:p>
      <text:p text:style-name="P1">GlobalTalk nació en 2015 con una misión clara: hacer que el aprendizaje de idiomas sea accesible, efectivo y adaptado a las necesidades de cada estudiante. Durante estos años, hemos ayudado a más de 2000 alumnos a alcanzar sus objetivos lingüísticos.</text:p>
      <text:p text:style-name="P34"><text:bookmark text:name="_kzmpuad2tf2k"/><text:span text:style-name="T3">Nuestro Equipo</text:span></text:p>
      <text:list xml:id="list2276829873" text:style-name="WWNum2">
        <text:list-item>
          <text:p text:style-name="P5"><text:soft-page-break/>Sarah Johnson - Directora y profesora de inglés</text:p>
          <text:list>
            <text:list-item>
              <text:p text:style-name="P28">Certificada CELTA</text:p>
            </text:list-item>
            <text:list-item>
              <text:p text:style-name="P28">15 años de experiencia</text:p>
            </text:list-item>
          </text:list>
        </text:list-item>
        <text:list-item>
          <text:p text:style-name="P14">Hans Weber - Profesor de alemán</text:p>
          <text:list>
            <text:list-item>
              <text:p text:style-name="P28">Licenciado en Filología Alemana</text:p>
            </text:list-item>
            <text:list-item>
              <text:p text:style-name="P28">Especialista en preparación de exámenes Goethe</text:p>
            </text:list-item>
          </text:list>
        </text:list-item>
        <text:list-item>
          <text:p text:style-name="P14">Marie Dubois - Profesora de francés</text:p>
          <text:list>
            <text:list-item>
              <text:p text:style-name="P28">Máster en enseñanza de FLE</text:p>
            </text:list-item>
            <text:list-item>
              <text:p text:style-name="P31">Experiencia en empresas multinacionales</text:p>
            </text:list-item>
          </text:list>
        </text:list-item>
      </text:list>
      <text:p text:style-name="P34"><text:bookmark text:name="_c1vm7xjjvy4o"/><text:span text:style-name="T3">Metodología</text:span></text:p>
      <text:p text:style-name="P1">Nuestra metodología se basa en el enfoque comunicativo, priorizando la práctica real del idioma desde el primer día. Combinamos:</text:p>
      <text:list xml:id="list2426623964" text:style-name="WWNum7">
        <text:list-item>
          <text:p text:style-name="P6">Conversación práctica</text:p>
        </text:list-item>
        <text:list-item>
          <text:p text:style-name="P15">Gramática contextualizada</text:p>
        </text:list-item>
        <text:list-item>
          <text:p text:style-name="P15">Actividades multimedia</text:p>
        </text:list-item>
        <text:list-item>
          <text:p text:style-name="P20">Proyectos culturales</text:p>
        </text:list-item>
      </text:list>
      <text:p text:style-name="P33"><text:bookmark text:name="_50983jhvd9ex"/><text:span text:style-name="T2">4. PÁGINA DE CONTACTO</text:span></text:p>
      <text:p text:style-name="P34"><text:bookmark text:name="_1cdqerband3u"/><text:span text:style-name="T3">Información de Contacto</text:span></text:p>
      <text:list xml:id="list1742160018" text:style-name="WWNum4">
        <text:list-item>
          <text:p text:style-name="P7">Teléfono: 900 123 456</text:p>
        </text:list-item>
        <text:list-item>
          <text:p text:style-name="P16">Email: info@globaltalk.es</text:p>
        </text:list-item>
        <text:list-item>
          <text:p text:style-name="P21">Dirección: Calle Principal 123, 28001 Madrid</text:p>
        </text:list-item>
      </text:list>
      <text:p text:style-name="P34"><text:bookmark text:name="_9b3to73dkir7"/><text:span text:style-name="T3">Horario</text:span></text:p>
      <text:list xml:id="list1129406336" text:style-name="WWNum1">
        <text:list-item>
          <text:p text:style-name="P8">Lunes a Viernes: 9:00 - 21:00</text:p>
        </text:list-item>
        <text:list-item>
          <text:p text:style-name="P22">Sábados: 10:00 - 14:00</text:p>
        </text:list-item>
      </text:list>
      <text:p text:style-name="P34"><text:bookmark text:name="_pu8himzicolc"/><text:span text:style-name="T3">Formulario de Contacto</text:span></text:p>
      <text:p text:style-name="P1">Campos a incluir:</text:p>
      <text:list xml:id="list2181767882" text:style-name="WWNum8">
        <text:list-item>
          <text:p text:style-name="P9">Nombre completo</text:p>
        </text:list-item>
        <text:list-item>
          <text:p text:style-name="P17"><text:soft-page-break/>Email</text:p>
        </text:list-item>
        <text:list-item>
          <text:p text:style-name="P17">Teléfono</text:p>
        </text:list-item>
        <text:list-item>
          <text:p text:style-name="P17">Idioma de interés</text:p>
        </text:list-item>
        <text:list-item>
          <text:p text:style-name="P17">Nivel actual</text:p>
        </text:list-item>
        <text:list-item>
          <text:p text:style-name="P17">Mensaje</text:p>
        </text:list-item>
        <text:list-item>
          <text:p text:style-name="P23">Checkbox para aceptar política de privacidad</text:p>
        </text:list-item>
      </text:list>
      <text:p text:style-name="P34"><text:bookmark text:name="_a0w7jrvitd0p"/><text:span text:style-name="T3">Mapa</text:span></text:p>
      <text:p text:style-name="P1">[Insertar mapa de Google Maps con la ubicación]</text:p>
      <text:p text:style-name="P33"><text:bookmark text:name="_5q2g2k5r7nl2"/><text:span text:style-name="T2">PIE DE PÁGINA (común para todas las páginas)</text:span></text:p>
      <text:list xml:id="list792107291" text:style-name="WWNum6">
        <text:list-item>
          <text:p text:style-name="P10">Enlaces a redes sociales</text:p>
        </text:list-item>
        <text:list-item>
          <text:p text:style-name="P18">Política de privacidad</text:p>
        </text:list-item>
        <text:list-item>
          <text:p text:style-name="P18">Términos y condiciones</text:p>
        </text:list-item>
        <text:list-item>
          <text:p text:style-name="P18">Newsletter signup</text:p>
        </text:list-item>
        <text:list-item>
          <text:p text:style-name="P24">Logos de certificacione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3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91" meta:word-count="431" meta:character-count="2642" meta:non-whitespace-character-count="2369"/>
    <meta:generator>LibreOfficeDev/6.0.5.2$Linux_X86_64 LibreOffice_project/</meta:generator>
  </office:meta>
</office:document-meta>
</file>